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61"/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 table:number-columns-spanned="2" table:number-rows-spanned="1">
            <text:p>order matrix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comm_sz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214577" calcext:value-type="float">
            <text:p>2.15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0.00000214577" calcext:value-type="float">
            <text:p>2.15E-06</text:p>
          </table:table-cell>
          <table:table-cell office:value-type="float" office:value="0.000003148" calcext:value-type="float">
            <text:p>3.15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000286102" calcext:value-type="float">
            <text:p>2.86E-06</text:p>
          </table:table-cell>
          <table:table-cell office:value-type="float" office:value="0.00000324577" calcext:value-type="float">
            <text:p>3.25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59025" calcext:value-type="float">
            <text:p>0.000159025</text:p>
          </table:table-cell>
          <table:table-cell office:value-type="float" office:value="0.00000314577" calcext:value-type="float">
            <text:p>3.15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0.000095129" calcext:value-type="float">
            <text:p>9.51E-05</text:p>
          </table:table-cell>
          <table:table-cell office:value-type="float" office:value="0.000000314577" calcext:value-type="float">
            <text:p>3.15E-07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6:38:52.565077387</meta:creation-date>
    <dc:date>2017-04-06T16:50:57.879575231</dc:date>
    <meta:editing-duration>PT1M13S</meta:editing-duration>
    <meta:editing-cycles>1</meta:editing-cycles>
    <meta:document-statistic meta:table-count="1" meta:cell-count="19" meta:object-count="0"/>
    <meta:generator>LibreOffice/5.1.4.2$Linux_X86_64 LibreOffice_project/10m0$Build-2</meta:generator>
  </office:meta>
</office:document-meta>
</file>